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405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6f3b4a"/>
    </style:style>
    <style:style style:name="T7" style:family="text">
      <style:text-properties style:font-name="標楷體1" officeooo:rsid="1c90e499"/>
    </style:style>
    <style:style style:name="T8" style:family="text">
      <style:text-properties officeooo:rsid="407d36e1"/>
    </style:style>
    <style:style style:name="T9" style:family="text">
      <style:text-properties officeooo:rsid="407d36e1" style:font-name-asian="Arial1"/>
    </style:style>
    <style:style style:name="T10" style:family="text">
      <style:text-properties officeooo:rsid="4c43b58b"/>
    </style:style>
    <style:style style:name="T11" style:family="text">
      <style:text-properties fo:color="#333333"/>
    </style:style>
    <style:style style:name="T12" style:family="text">
      <style:text-properties fo:color="#333333" officeooo:rsid="4c43b5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84010740" text:style-name="L1">
        <text:list-item>
          <text:p text:style-name="P1"><text:bookmark-start text:name="受到 精神層個體、超能力個體 影響 有機率出現的 現象"/>受到 精神層個體、超能力個體 影響 有機率出現的 現象<text:bookmark-end text:name="受到 精神層個體、超能力個體 影響 有機率出現的 現象"/></text:p>
          <text:list>
            <text:list-item>
              <text:p text:style-name="P7">受到 精神層個體、超能力個體 影響，有機率出現的 現象。</text:p>
              <text:list>
                <text:list-item>
                  <text:p text:style-name="P8">如同 酒醉、暈船 狀態。</text:p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11">、理性 記錄、</text:span>描述<text:span text:style-name="T11">、思考</text:span>。</text:p>
                  <text:list>
                    <text:list-item>
                      <text:p text:style-name="P9">明顯例子，（<text:span text:style-name="T3">Y</text:span><text:span text:style-name="T6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11">所有的</text:span>超自然現象<text:span text:style-name="T11">必定</text:span>有<text:span text:style-name="T11">某個</text:span>自然的原因，只是當事人知識<text:span text:style-name="T11">水平不足、</text:span>水準不足，無法解釋而已<text:span text:style-name="T11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9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11">現象其實</text:span>是對神的褻瀆，<text:span text:style-name="T11">因為自然界的物理法則，本來就是神創造的，神幹嘛又做一件事來違反自己創造的法則，這不是一個很自相矛盾的上帝嗎？</text:span>奇蹟的存在其實證明了上帝的侷限<text:span text:style-name="T11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10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11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明顯例子。</text:p>
                      <text:list>
                        <text:list-item>
                          <text:p text:style-name="P16">假定，某一特定照片 顯示，某一特定個體、某一特定手機。</text:p>
                        </text:list-item>
                        <text:list-item>
                          <text:p text:style-name="P16">假定，該照片 顯示，該個體的 手 觸碰到，該手機的 手機螢幕。</text:p>
                        </text:list-item>
                        <text:list-item>
                          <text:p text:style-name="P16">假定，該照片 顯示，手機螢幕的 畫面顯示 是 手機遊戲的 畫面。</text:p>
                        </text:list-item>
                        <text:list-item>
                          <text:p text:style-name="P16">其他個體 有機率認定，該個體 在 浪費時間 玩遊戲。</text:p>
                        </text:list-item>
                        <text:list-item>
                          <text:p text:style-name="P16">其他個體 有機率認定，該個體 在 消磨時間 玩遊戲。</text:p>
                        </text:list-item>
                        <text:list-item>
                          <text:p text:style-name="P16">其他個體 有機率認定，該個體 在 訓練腦力 玩遊戲。</text:p>
                        </text:list-item>
                        <text:list-item>
                          <text:p text:style-name="P16">其他個體 有機率認定，該個體 在被 奶嘴樂 玩遊戲。</text:p>
                        </text:list-item>
                        <text:list-item>
                          <text:p text:style-name="P16">客觀、理性 是，描述 畫面、感測。</text:p>
                          <text:list>
                            <text:list-item>
                              <text:p text:style-name="P12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精神世界學"/>精神世界學<text:bookmark-end text:name="精神世界學"/></text:p>
          <text:list>
            <text:list-item>
              <text:p text:style-name="P13"><text:span text:style-name="T10">精神世界學</text:span> 是 <text:span text:style-name="T10">精神世界的 學門</text:span>。</text:p>
              <text:list>
                <text:list-item>
                  <text:p text:style-name="P13"><text:span text:style-name="T10">精神世界學</text:span> 是 <text:span text:style-name="T7">物質世界的個體 </text:span>記錄、好奇、探索 <text:span text:style-name="T10">精神世界，的 學門</text:span>。</text:p>
                </text:list-item>
                <text:list-item>
                  <text:p text:style-name="P4"><text:span text:style-name="T10">精神世界學</text:span> 是 記錄、好奇、探索<text:span text:style-name="T11">、思考、質疑、驗證、傳承</text:span> <text:span text:style-name="T10">精神世界的</text:span><text:span text:style-name="T12"> 投影世界觀 </text:span><text:span text:style-name="T10">學門</text:span>。</text:p>
                </text:list-item>
              </text:list>
            </text:list-item>
            <text:list-item>
              <text:p text:style-name="P13"><text:span text:style-name="T10">精神世界學</text:span> <text:span text:style-name="T9">↔</text:span><text:span text:style-name="T8"> </text:span>神學、哲學、數學、物理學、化學、生物學、考古學、歷史學、文化學、統計。</text:p>
              <text:list>
                <text:list-item>
                  <text:p text:style-name="P5"><text:span text:style-name="T10">精神世界學</text:span> <text:span text:style-name="T9">↔</text:span><text:span text:style-name="T8"> </text:span><text:span text:style-name="T7">物質世界</text:span><text:span text:style-name="T10">學</text:span>。</text:p>
                  <text:list>
                    <text:list-item>
                      <text:p text:style-name="P14"><text:span text:style-name="T10">精神世界的 </text:span>神學、哲學、數學、物理學 <text:span text:style-name="T9">↔</text:span><text:span text:style-name="T8"> </text:span><text:span text:style-name="T7">物質世界</text:span><text:span text:style-name="T10">的 </text:span>神學、哲學、數學、物理學。</text:p>
                    </text:list-item>
                    <text:list-item>
                      <text:p text:style-name="P14">物質世界 是（人類 認定的）世界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18:35:00.564000000</dc:date>
    <meta:editing-duration>P16DT9H45M58S</meta:editing-duration>
    <meta:editing-cycles>15255</meta:editing-cycles>
    <meta:document-statistic meta:table-count="0" meta:image-count="0" meta:object-count="0" meta:page-count="1" meta:paragraph-count="29" meta:word-count="922" meta:character-count="1038" meta:non-whitespace-character-count="965"/>
  </office:meta>
</office:document-meta>
</file>